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Helvetica, Arial, sans-serif, 'Apple Color Emoji', 'Segoe UI Emoj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User_20_Index_20_Heading">
      <style:paragraph-properties fo:text-align="center" style:justify-single-word="false"/>
    </style:style>
    <style:style style:name="P2" style:family="paragraph" style:parent-style-name="Title">
      <style:paragraph-properties fo:margin-left="0in" fo:margin-right="0.0398in" fo:margin-top="1.1811in" fo:margin-bottom="1.1811in" loext:contextual-spacing="false" fo:line-height="100%" fo:text-align="center" style:justify-single-word="false" fo:text-indent="0.3937in" style:auto-text-indent="false" fo:break-before="page"/>
      <style:text-properties style:font-name="Liberation Sans" fo:font-weight="bold" officeooo:rsid="00206a43" officeooo:paragraph-rsid="000e138e" style:font-weight-asian="bold" style:font-weight-complex="bold"/>
    </style:style>
    <style:style style:name="P3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005e6" officeooo:paragraph-rsid="001005e6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1d479" officeooo:paragraph-rsid="001005e6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5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6694a" officeooo:paragraph-rsid="001005e6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6694a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7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8afff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style:font-name="Open Sans Light" fo:font-size="10.5pt" fo:font-weight="bold" officeooo:rsid="001005e6" officeooo:paragraph-rsid="001005e6" style:font-size-asian="10.5pt" style:font-weight-asian="bold" style:font-size-complex="10.5pt" style:font-weight-complex="bold"/>
    </style:style>
    <style:style style:name="P10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style:font-name="Open Sans Light" fo:font-size="10.5pt" fo:font-weight="bold" officeooo:rsid="0016694a" officeooo:paragraph-rsid="0016694a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204a1e" officeooo:paragraph-rsid="00204a1e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204a1e" officeooo:paragraph-rsid="0021707d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officeooo:rsid="001fa3e9" officeooo:paragraph-rsid="001fa3e9"/>
    </style:style>
    <style:style style:name="P14" style:family="paragraph" style:parent-style-name="Text_20_body">
      <style:paragraph-properties fo:text-align="start" style:justify-single-word="false"/>
      <style:text-properties officeooo:rsid="001fa3e9" officeooo:paragraph-rsid="00203bd3"/>
    </style:style>
    <style:style style:name="P15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fo:font-size="12pt" officeooo:rsid="001fa3e9" officeooo:paragraph-rsid="001fa3e9" style:font-size-asian="12pt" style:font-size-complex="12pt"/>
    </style:style>
    <style:style style:name="P17" style:family="paragraph" style:parent-style-name="Text_20_body">
      <style:paragraph-properties fo:margin-top="0in" fo:margin-bottom="0.0972in" loext:contextual-spacing="false" fo:line-height="0.2472in"/>
      <style:text-properties style:font-name="Ubuntu" fo:font-size="11.5pt" fo:font-weight="normal" style:font-size-asian="11.5pt" style:font-weight-asian="normal" style:font-size-complex="11.5pt" style:font-weight-complex="normal"/>
    </style:style>
    <style:style style:name="P18" style:family="paragraph" style:parent-style-name="Text_20_body">
      <style:paragraph-properties fo:margin-top="0in" fo:margin-bottom="0.0972in" loext:contextual-spacing="false" fo:line-height="0.2472in" fo:text-align="start" style:justify-single-word="false"/>
      <style:text-properties style:font-name="Ubuntu" fo:font-size="11.5pt" fo:font-weight="normal" style:font-size-asian="11.5pt" style:font-weight-asian="normal" style:font-size-complex="11.5pt" style:font-weight-complex="normal"/>
    </style:style>
    <style:style style:name="P19" style:family="paragraph" style:parent-style-name="Heading_20_1">
      <style:paragraph-properties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20" style:family="paragraph" style:parent-style-name="Index">
      <style:text-properties officeooo:paragraph-rsid="001ec3e4"/>
    </style:style>
    <style:style style:name="P21" style:family="paragraph" style:parent-style-name="Index">
      <style:paragraph-properties fo:text-align="start" style:justify-single-word="false"/>
      <style:text-properties officeooo:paragraph-rsid="001ec3e4"/>
    </style:style>
    <style:style style:name="P22" style:family="paragraph" style:parent-style-name="Text_20_body">
      <style:paragraph-properties fo:text-align="start" style:justify-single-word="false"/>
      <style:text-properties fo:font-size="12pt" officeooo:rsid="00203bd3" officeooo:paragraph-rsid="00203bd3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fo:font-size="12pt" fo:font-weight="bold" officeooo:rsid="00203bd3" officeooo:paragraph-rsid="00203bd3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204a1e" officeooo:paragraph-rsid="0021707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0203bd3" officeooo:paragraph-rsid="00203bd3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normal" officeooo:rsid="0022d9e3" officeooo:paragraph-rsid="0022d9e3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Heading_20_2">
      <style:paragraph-properties fo:text-align="center" style:justify-single-word="false"/>
      <style:text-properties fo:font-size="18pt" style:font-size-asian="18pt" style:font-size-complex="18pt"/>
    </style:style>
    <style:style style:name="P29" style:family="paragraph" style:parent-style-name="Heading_20_2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30" style:family="paragraph" style:parent-style-name="Heading_20_3">
      <style:paragraph-properties fo:text-align="center" style:justify-single-word="false"/>
      <style:text-properties fo:font-size="14pt" officeooo:paragraph-rsid="00203bd3" style:font-size-asian="14pt" style:font-size-complex="14pt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0cb75d" style:font-size-asian="12pt" style:font-size-complex="12pt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0e138e" style:font-size-asian="12pt" style:font-size-complex="12pt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0cb75d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0e138e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0e138e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1ec3e4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normal" officeooo:rsid="000e138e" style:font-weight-asian="normal" style:font-weight-complex="normal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normal" officeooo:rsid="001ec3e4" style:font-weight-asian="normal" style:font-weight-complex="normal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bold" officeooo:rsid="000cb75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bold" officeooo:rsid="000e138e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24292e" style:font-name="apple-system" fo:font-size="12pt" fo:letter-spacing="normal" fo:font-style="normal" fo:font-weight="bold" officeooo:rsid="000e138e" style:font-weight-asian="bold" style:font-weight-complex="bold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bold" officeooo:rsid="001ec3e4" style:font-weight-asian="bold" style:font-weight-complex="bold"/>
    </style:style>
    <style:style style:name="T16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officeooo:rsid="001ec3e4" style:text-blinking="false"/>
    </style:style>
    <style:style style:name="T17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officeooo:rsid="001ec3e4" style:text-blinking="false" style:font-weight-asian="normal" style:font-weight-complex="normal"/>
    </style:style>
    <style:style style:name="T18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bold" officeooo:rsid="001ec3e4" style:text-blinking="false" style:font-weight-asian="bold" style:font-weight-complex="bold"/>
    </style:style>
    <style:style style:name="T19" style:family="text">
      <style:text-properties fo:font-variant="normal" fo:text-transform="none" fo:color="#24292e" style:text-line-through-style="none" style:text-line-through-type="none" style:font-name="apple-system1" fo:font-size="12pt" fo:letter-spacing="normal" fo:font-style="normal" style:text-underline-style="none" fo:font-weight="normal" officeooo:rsid="001ec3e4" style:text-blinking="false" style:font-weight-asian="normal" style:font-weight-complex="normal"/>
    </style:style>
    <style:style style:name="T20" style:family="text">
      <style:text-properties fo:font-variant="normal" fo:text-transform="none" fo:color="#24292e" style:font-name="apple-system1" fo:font-size="12pt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22" style:family="text">
      <style:text-properties fo:color="#666666" fo:font-size="28pt" fo:font-style="normal" style:text-underline-style="none" fo:font-weight="bold" fo:background-color="transparent" loext:char-shading-value="0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color="#666666" fo:font-style="normal" style:text-underline-style="none" fo:background-color="transparent" loext:char-shading-value="0" style:font-style-asian="normal" style:font-style-complex="normal"/>
    </style:style>
    <style:style style:name="T24" style:family="text">
      <style:text-properties fo:color="#666666" fo:font-style="normal" style:text-underline-style="none" officeooo:rsid="0011d479" fo:background-color="transparent" loext:char-shading-value="0" style:font-style-asian="normal" style:font-style-complex="normal"/>
    </style:style>
    <style:style style:name="T25" style:family="text">
      <style:text-properties fo:color="#666666" fo:font-style="normal" style:text-underline-style="none" officeooo:rsid="0016694a" fo:background-color="transparent" loext:char-shading-value="0" style:font-style-asian="normal" style:font-style-complex="normal"/>
    </style:style>
    <style:style style:name="T26" style:family="text">
      <style:text-properties fo:color="#666666" fo:font-style="normal" style:text-underline-style="none" officeooo:rsid="0018afff" fo:background-color="transparent" loext:char-shading-value="0" style:font-style-asian="normal" style:font-style-complex="normal"/>
    </style:style>
    <style:style style:name="T27" style:family="text">
      <style:text-properties fo:color="#666666" fo:font-style="normal" style:text-underline-style="none" officeooo:rsid="001ab001" fo:background-color="transparent" loext:char-shading-value="0" style:font-style-asian="normal" style:font-style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203bd3" style:font-size-asian="12pt" style:font-size-complex="12pt"/>
    </style:style>
    <style:style style:name="T30" style:family="text">
      <style:text-properties fo:font-size="12pt" officeooo:rsid="0021707d" style:font-size-asian="12pt" style:font-size-complex="12pt"/>
    </style:style>
    <style:style style:name="T31" style:family="text">
      <style:text-properties fo:font-size="12pt" officeooo:rsid="0022d9e3" style:font-size-asian="12pt" style:font-size-complex="12pt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officeooo:rsid="001fa14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fa14e" style:font-weight-asian="bold" style:font-weight-complex="bold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apple-system1" fo:font-weight="normal" style:font-weight-asian="normal" style:font-weight-complex="normal"/>
    </style:style>
    <style:style style:name="T39" style:family="text">
      <style:text-properties style:font-name="apple-system1"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Çalışma Hakkında</text:p>
      <text:p text:style-name="P20"><text:span text:style-name="T2">Bu r</text:span><text:span text:style-name="T4">ehber ile PhpStorm ve diğer Jetbrains IDE'lerinin özellik dolu dünyasında kaybolmayacaksınız. </text:span><text:span text:style-name="T5">PhpStorm’un t</text:span><text:span text:style-name="T4">üm özellikler</text:span><text:span text:style-name="T5">ine </text:span><text:span text:style-name="T4">hakim olacak, onları anlayarak kolaylıkla kullanabileceksiniz. </text:span><text:span text:style-name="T8">Bu </text:span><text:span text:style-name="T9">çalışma </text:span><text:span text:style-name="T8">Onur Özden tarafından Phpstorm adlı yazılımın kullanıcıları için hazırlanmıştır. </text:span><text:span text:style-name="T9">Bu kullanıcı rehberine g</text:span><text:span text:style-name="T8">ithub üzerinden veya</text:span><text:span text:style-name="T20"> </text:span><text:a xlink:type="simple" xlink:href="mailto:info@onurozden.io" text:style-name="Internet_20_link" text:visited-style-name="Visited_20_Internet_20_Link"><text:span text:style-name="T39">info@onurozden.io</text:span></text:a><text:span text:style-name="T19"> </text:span><text:span text:style-name="T8">adresine mail atarak içeriğe katkıda bulunabilirsiniz. Bu kullanıcı rehberi, her </text:span><text:span text:style-name="T10">ana PhpStorm </text:span><text:span text:style-name="T8">güncelleme</text:span><text:span text:style-name="T10">sinden sonra</text:span><text:span text:style-name="T8"> tekrar güncellenecektir. </text:span></text:p>
      <text:p text:style-name="P21"/>
      <text:p text:style-name="P27"><text:span text:style-name="T1">Facebook Sayfamız: </text:span><text:a xlink:type="simple" xlink:href="https://www.facebook.com/phpstormrehberi" text:style-name="Internet_20_link" text:visited-style-name="Visited_20_Internet_20_Link"><text:span text:style-name="T21">https://www.facebook.com/phpstormrehberi</text:span></text:a><text:span text:style-name="T1"><text:line-break/>Facebook Grubumuz: </text:span><text:a xlink:type="simple" xlink:href="https://www.facebook.com/groups/phpstormrehberi" text:style-name="Internet_20_link" text:visited-style-name="Visited_20_Internet_20_Link"><text:span text:style-name="T21">https://www.facebook.com/groups/phpstormrehberi</text:span></text:a><text:span text:style-name="T1"><text:line-break/>Github: </text:span><text:a xlink:type="simple" xlink:href="https://github.com/onurozden/phpstorm-kullanici-rehberi" text:style-name="Internet_20_link" text:visited-style-name="Visited_20_Internet_20_Link"><text:span text:style-name="T21">https://github.com/onurozden/phpstorm-kullanici-rehberi</text:span></text:a></text:p>
      <text:p text:style-name="P1"><text:soft-page-break/><text:s/><text:tab/><text:span text:style-name="T22">İçerik</text:span></text:p>
      <text:p text:style-name="P3">PhpStorm Kullanıcı Rehberi</text:p>
      <text:p text:style-name="P3"><text:s text:c="4"/>PhpStorm Nedir?</text:p>
      <text:p text:style-name="P3"><text:s text:c="6"/>PhpStorm’un Avantajları</text:p>
      <text:p text:style-name="P3"><text:s text:c="6"/>PhpStorm’un Dezavantajları</text:p>
      <text:p text:style-name="P9"><text:span text:style-name="T23"><text:s text:c="4"/></text:span><text:span text:style-name="T24">Menüler</text:span></text:p>
      <text:p text:style-name="P4"><text:s text:c="9"/>File</text:p>
      <text:p text:style-name="P4"><text:s text:c="7"/><text:tab/> <text:s text:c="3"/>New Project</text:p>
      <text:p text:style-name="P4"><text:tab/> <text:s text:c="3"/>New File</text:p>
      <text:p text:style-name="P4"><text:s text:c="2"/><text:tab/> <text:s text:c="3"/>New Stratch File</text:p>
      <text:p text:style-name="P4"><text:s/><text:tab/> <text:s text:c="3"/>Open</text:p>
      <text:p text:style-name="P4"><text:s text:c="3"/><text:tab/> <text:s text:c="3"/>Open URL</text:p>
      <text:p text:style-name="P9"><text:span text:style-name="T24"><text:s text:c="14"/></text:span><text:span text:style-name="T25">Create New Project from Existing Files</text:span></text:p>
      <text:p text:style-name="P5"><text:s/><text:tab/> <text:s text:c="3"/>Save As</text:p>
      <text:p text:style-name="P5"><text:tab/> <text:s text:c="3"/>Attach Project</text:p>
      <text:p text:style-name="P5"><text:s/><text:tab/> <text:s text:c="3"/>Open Recent</text:p>
      <text:p text:style-name="P5"><text:tab/> <text:s text:c="7"/>Manage Projects</text:p>
      <text:p text:style-name="P5"><text:s/><text:tab/> <text:s text:c="3"/>Close Project</text:p>
      <text:p text:style-name="P5"><text:tab/> <text:s text:c="3"/>Settings</text:p>
      <text:p text:style-name="P5"><text:tab/> <text:s text:c="3"/>Other Settings</text:p>
      <text:p text:style-name="P5"><text:tab/><text:tab/>Settings for New Project</text:p>
      <text:p text:style-name="P5"><text:tab/><text:tab/>Run Configuration Templates for New Projects</text:p>
      <text:p text:style-name="P5"><text:tab/> <text:s text:c="3"/>Import Settings</text:p>
      <text:p text:style-name="P5"><text:s text:c="3"/><text:tab/> <text:s text:c="3"/>Export Settings</text:p>
      <text:p text:style-name="P5"><text:tab/> <text:s text:c="3"/>Settings Repository</text:p>
      <text:p text:style-name="P5"><text:soft-page-break/><text:s text:c="3"/><text:tab/> <text:s text:c="3"/>Sync Settings to Jetbrains Accounts</text:p>
      <text:p text:style-name="P5"><text:tab/> <text:s text:c="3"/>Save All</text:p>
      <text:p text:style-name="P5"><text:tab/> <text:s text:c="3"/>Reload All from Disk</text:p>
      <text:p text:style-name="P5"><text:tab/> <text:s text:c="3"/>Invalidate Caches/Restart</text:p>
      <text:p text:style-name="P5"><text:tab/> <text:s text:c="3"/>Export to HTML</text:p>
      <text:p text:style-name="P5"><text:s/><text:tab/> <text:s text:c="3"/>Print</text:p>
      <text:p text:style-name="P6"><text:tab/> <text:s text:c="3"/>Associate with File Type</text:p>
      <text:p text:style-name="P6"><text:tab/> <text:s text:c="3"/>Line Separators</text:p>
      <text:p text:style-name="P6"><text:s/><text:tab/> <text:s text:c="7"/>CRLF - Windows (\r\n)</text:p>
      <text:p text:style-name="P6"><text:tab/> <text:s text:c="7"/>LF - Unix and macOS (\n)<text:tab/></text:p>
      <text:p text:style-name="P6"><text:tab/> <text:s text:c="7"/>CR – Classic macOS (\r</text:p>
      <text:p text:style-name="P10"><text:span text:style-name="T23"><text:tab/> <text:s text:c="3"/></text:span><text:span text:style-name="T26">Power Save Mode<text:tab/></text:span></text:p>
      <text:p text:style-name="P7"><text:tab/> <text:s text:c="3"/>Exit</text:p>
      <text:p text:style-name="P10"><text:span text:style-name="T26"><text:tab/></text:span><text:span text:style-name="T27">Edit</text:span></text:p>
      <text:p text:style-name="P8"><text:tab/> <text:s text:c="3"/>Undo</text:p>
      <text:p text:style-name="P8"><text:tab/> <text:s text:c="3"/>Redo</text:p>
      <text:p text:style-name="P8"><text:tab/> <text:s text:c="3"/>Cut</text:p>
      <text:p text:style-name="P8"><text:tab/> <text:s text:c="3"/>Copy</text:p>
      <text:p text:style-name="P8"><text:tab/> <text:s text:c="3"/>Paste</text:p>
      <text:p text:style-name="P8"><text:tab/> <text:s text:c="3"/>Paste from History</text:p>
      <text:p text:style-name="P8"><text:tab/> <text:s text:c="3"/>Paste without Formatting</text:p>
      <text:p text:style-name="P8"><text:tab/> <text:s text:c="3"/>Delete</text:p>
      <text:p text:style-name="P8"><text:tab/> <text:s text:c="3"/>Fin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8" text:outline-level="2"><text:soft-page-break/><text:span text:style-name="T33">File &gt; </text:span>New Project</text:h>
      <text:p text:style-name="P18"><text:span text:style-name="T34">File </text:span>menüsünden erişebileceğimiz <text:span text:style-name="T34">New Project </text:span>butonu yeni bir proje oluşturmak için kullanılır. <text:span text:style-name="T34">PHP Empty </text:span><text:span text:style-name="T35">P</text:span><text:span text:style-name="T34">roject</text:span> ve <text:span text:style-name="T34">PhpStorm Workshop Project</text:span> seçenekleriyle yeni bir PHP projesi oluşturabiliriz. <text:span text:style-name="T34">PHP specific </text:span>başlığı altındaki seçeneklerle <text:span text:style-name="T33">bir </text:span><text:span text:style-name="T34">Composer</text:span>, <text:span text:style-name="T34">Drupal</text:span>, <text:span text:style-name="T34">Joomla</text:span> ve<text:span text:style-name="T33">ya</text:span> <text:span text:style-name="T36">Wordpress Plugin</text:span> <text:span text:style-name="T33">projesi</text:span> oluşturabiliriz. <text:span text:style-name="T34">Web</text:span> başlığı altındaki seçeneklerle ise, web programlama ile ilgili dillerle proje oluşturabiliriz.</text:p>
      <text:p text:style-name="P17"/>
      <text:h text:style-name="P19" text:outline-level="1">File &gt; New</text:h>
      <text:p text:style-name="P16">File menüsünden erişebileceğimiz <text:span text:style-name="T34">New</text:span> butonu yeni bir dosya oluşturmak için kullanılır. Grafiksel arayüze alternatif olarak New butonuna <text:span text:style-name="T34">Alt+Insert</text:span> kısayolu ile erişebiliriz.</text:p>
      <text:h text:style-name="P29" text:outline-level="2"><text:span text:style-name="T34">New </text:span>Butonunun Seçenekleri</text:h>
      <text:p text:style-name="P14"><text:span text:style-name="T32">File: </text:span><text:span text:style-name="T28">Uzantısını kullanıcının belirleyebileceği </text:span><text:span text:style-name="T29">yeni bir </text:span><text:span text:style-name="T28">dosya oluşturur.</text:span></text:p>
      <text:p text:style-name="P13"><text:span text:style-name="T28">New Scratch File: “</text:span><text:span text:style-name="T29">stratch” isimli seçilecek dilin uzantısına sahip yeni bir dosya oluşturur. </text:span></text:p>
      <text:p text:style-name="P22">Directory: Yeni bir dizin oluşturur.</text:p>
      <text:p text:style-name="P22">PHP File: “.php” uzantısına sahip yeni bir dosya oluşturur.</text:p>
      <text:p text:style-name="P22">PHP Class: Yeni bir PHP sınıfı (PHP class) oluşturur.</text:p>
      <text:h text:style-name="P30" text:outline-level="3">File Templates</text:h>
      <text:p text:style-name="P15">Bu başlık altındaki butonlardan seçtiğiniz dilin dosyasını oluşturabiliriz. Dosyanın uzantısı otomatik olarak ayarlanır ve dosya oluştururken değiştirilemez. </text:p>
      <text:p text:style-name="P23">HTML File</text:p>
      <text:p text:style-name="P25">HTML 5 File: “.html” uzantısına ve HTML 5 temel etiketlerine sahip yeni bir dosya oluşturur.</text:p>
      <text:p text:style-name="P25">HTML 4 File: “.html” uzantısına ve HTML 4 temel etiketlerine sahip yeni bir dosya oluşturur.</text:p>
      <text:p text:style-name="P25">XHTML File: “.xhtml” uzantısına ve XHTML temel etiketlerine sahip yeni bir dosya oluşturur.</text:p>
      <text:p text:style-name="P24">Stylesheet</text:p>
      <text:p text:style-name="P12"><text:span text:style-name="T30">CSS: </text:span><text:span text:style-name="T28">“.css” uzantısına ve utf-8 karakter setine sahip yeni bir dosya oluşturur.</text:span></text:p>
      <text:p text:style-name="P26">LESS: “.less” uzantısına sahip yeni bir dosya oluşturur.</text:p>
      <text:p text:style-name="P26">SASS: “.sass” uzantısına sahip yeni bir dosya oluşturur.</text:p>
      <text:p text:style-name="P26"><text:soft-page-break/>SCSS: “.scss” uzantısına sahip yeni bir dosya oluşturur.</text:p>
      <text:p text:style-name="P11"><text:span text:style-name="T28">Javascript File: “.</text:span><text:span text:style-name="T31">js” uzantısına sahip yeni bir dosya oluşturur.</text:span><text:span text:style-name="T2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Helvetica, Arial, sans-serif, 'Apple Color Emoji', 'Segoe UI Emoj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RW Bookman" svg:font-family="'URW Bookman'" style:font-adornments="Light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0.2472in" fo:text-align="center" style:justify-single-word="false"/>
      <style:text-properties style:font-name="Ubuntu" fo:font-family="Ubuntu" style:font-pitch="variable" fo:font-size="11.5pt" fo:font-weight="normal" officeooo:rsid="001fa14e" style:font-size-asian="11.5pt" style:font-weight-asian="normal" style:font-size-complex="11.5pt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lisma_5f_hakkinda" style:display-name="calisma_hakkinda" style:family="paragraph" style:parent-style-name="Text_20_body">
      <style:paragraph-properties fo:margin-left="0.3937in" fo:margin-right="0.0398in" fo:text-indent="0.3937in" style:auto-text-indent="false"/>
      <style:text-properties officeooo:rsid="00206a43"/>
    </style:style>
    <style:style style:name="Title" style:family="paragraph" style:parent-style-name="Heading" style:next-style-name="Text_20_body" style:class="chapter" style:master-page-name="">
      <loext:graphic-properties draw:fill="none" draw:fill-color="#729fcf" draw:fill-gradient-name="Blue_20_Touch"/>
      <style:paragraph-properties fo:margin-left="0.3937in" fo:margin-right="0.0398in" fo:margin-top="1.1811in" fo:margin-bottom="1.1811in" loext:contextual-spacing="false" fo:line-height="115%" fo:text-align="center" style:justify-single-word="false" fo:text-indent="0.3937in" style:auto-text-indent="false" style:page-number="auto" fo:background-color="transparent" style:vertical-align="middle">
        <style:tab-stops/>
        <style:drop-cap/>
      </style:paragraph-properties>
      <style:text-properties fo:font-variant="small-caps" fo:color="#666666" style:text-outline="false" style:font-name="URW Bookman" fo:font-family="'URW Bookman'" style:font-style-name="Light" style:font-pitch="variable" fo:font-size="40pt" fo:letter-spacing="0.0417in" fo:text-shadow="none" style:text-underline-style="none" fo:font-weight="normal" officeooo:rsid="0018dc7d" style:font-size-asian="28pt" style:font-weight-asian="normal" style:font-size-complex="28pt" style:font-weight-complex="normal" style:font-relief="embosse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54:30.842083831</meta:creation-date>
    <dc:date>2019-12-31T18:22:12.005265241</dc:date>
    <meta:editing-duration>PT1H10M21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4" meta:paragraph-count="73" meta:word-count="413" meta:character-count="3403" meta:non-whitespace-character-count="2781"/>
  </office:meta>
</office:document-meta>
</file>